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1138in"/>
    </style:style>
    <style:style style:name="co20" style:family="table-column">
      <style:table-column-properties fo:break-before="auto" style:column-width="1.3327in"/>
    </style:style>
    <style:style style:name="co21" style:family="table-column">
      <style:table-column-properties fo:break-before="auto" style:column-width="0.7209in"/>
    </style:style>
    <style:style style:name="co22" style:family="table-column">
      <style:table-column-properties fo:break-before="auto" style:column-width="0.5457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6335in"/>
    </style:style>
    <style:style style:name="co25" style:family="table-column">
      <style:table-column-properties fo:break-before="auto" style:column-width="1.2016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2339in"/>
    </style:style>
    <style:style style:name="co28" style:family="table-column">
      <style:table-column-properties fo:break-before="auto" style:column-width="1.4744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0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2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</table:table>
      <table:table table:name="tan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table:table-column table:style-name="co18" table:default-cell-style-name="Default"/>
        <table:table-column table:style-name="co4" table:default-cell-style-name="ce1"/>
        <table:table-column table:style-name="co4" table:number-columns-repeated="6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table:style-name="Default"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ibomb</text:p>
          </table:table-cell>
          <table:table-cell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5]*[$globals.$C$36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Bomb</text:p>
          </table:table-cell>
          <table:table-cell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5]*[$globals.$C$36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3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5]*[$globals.$C$36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3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Bomb</text:p>
          </table:table-cell>
          <table:table-cell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5]*[$globals.$C$36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3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Superbomb</text:p>
          </table:table-cell>
          <table:table-cell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5]*[$globals.$C$36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3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Ultrabomb</text:p>
          </table:table-cell>
          <table:table-cell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5]*[$globals.$C$36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3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5]*[$globals.$C$36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5]*[$globals.$C$36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3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5]*[$globals.$C$36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3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5]*[$globals.$C$36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3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5]*[$globals.$C$36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3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5]*[$globals.$C$36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3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</table:table>
      <table:table table:name="weapon_autocannon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6]*[$globals.$C$22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6]*[$globals.$C$22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6]*[$globals.$C$22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6]*[$globals.$C$22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6]*[$globals.$C$22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6]*[$globals.$C$22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6]*[$globals.$C$22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6]*[$globals.$C$22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6]*[$globals.$C$22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6]*[$globals.$C$22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6]*[$globals.$C$22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6]*[$globals.$C$22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6]*[$globals.$C$22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6]*[$globals.$C$22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6]*[$globals.$C$22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6]*[$globals.$C$22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6]*[$globals.$C$22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6]*[$globals.$C$22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6]*[$globals.$C$22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6]*[$globals.$C$22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6]*[$globals.$C$22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6]*[$globals.$C$22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6]*[$globals.$C$22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6]*[$globals.$C$22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6]*[$globals.$C$22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6]*[$globals.$C$22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6]*[$globals.$C$22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6]*[$globals.$C$22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6]*[$globals.$C$22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6]*[$globals.$C$22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6]*[$globals.$C$22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6]*[$globals.$C$22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6]*[$globals.$C$22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6]*[$globals.$C$22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6]*[$globals.$C$22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6]*[$globals.$C$22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6]*[$globals.$C$22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6]*[$globals.$C$22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6]*[$globals.$C$22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6]*[$globals.$C$22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6]*[$globals.$C$22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6]*[$globals.$C$22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6]*[$globals.$C$22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6]*[$globals.$C$22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6]*[$globals.$C$22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6]*[$globals.$C$22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6]*[$globals.$C$22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6]*[$globals.$C$22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6]*[$globals.$C$22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6]*[$globals.$C$22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6]*[$globals.$C$22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6]*[$globals.$C$22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6]*[$globals.$C$22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6]*[$globals.$C$22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6]*[$globals.$C$22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6]*[$globals.$C$22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6]*[$globals.$C$22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6]*[$globals.$C$22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6]*[$globals.$C$22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6]*[$globals.$C$22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6]*[$globals.$C$22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6]*[$globals.$C$22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6]*[$globals.$C$22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6]*[$globals.$C$22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6]*[$globals.$C$22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6]*[$globals.$C$22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6]*[$globals.$C$22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6]*[$globals.$C$22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6]*[$globals.$C$22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6]*[$globals.$C$22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6]*[$globals.$C$22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6]*[$globals.$C$22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6]*[$globals.$C$22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6]*[$globals.$C$22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6]*[$globals.$C$22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6]*[$globals.$C$22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6]*[$globals.$C$22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6]*[$globals.$C$22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6]*[$globals.$C$22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6]*[$globals.$C$22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7">
            <text:p>1.7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8.33333333333333">
            <text:p>8.33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4.9">
            <text:p>4.9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">
            <text:p>0.6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2">
            <text:p>12</text:p>
          </table:table-cell>
          <table:table-cell table:formula="oooc:=[.W4]/[.K5]" office:value-type="float" office:value="66.6666666666667">
            <text:p>66.67</text:p>
          </table:table-cell>
          <table:table-cell table:formula="oooc:=([.D5]/[.C5])/([.P5]/[.O5])" office:value-type="float" office:value="1.019592">
            <text:p>1.02</text:p>
          </table:table-cell>
          <table:table-cell/>
          <table:table-cell table:formula="oooc:=[.G5]^[$globals.$C$16]*[$globals.$C$22]/[.P5]*[.I5]*[.U5]" office:value-type="float" office:value="102">
            <text:p>102</text:p>
          </table:table-cell>
          <table:table-cell table:formula="oooc:=[.Q5]/[.F5]" office:value-type="float" office:value="4.90196078431372">
            <text:p>4.9</text:p>
          </table:table-cell>
          <table:table-cell table:formula="oooc:=[.G5]/[.H5]" office:value-type="float" office:value="8.33333333333333">
            <text:p>8.33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60">
            <text:p>160</text:p>
          </table:table-cell>
          <table:table-cell table:formula="oooc:=CEILING(([.P6]-[.S6]/2);[.S6])" office:value-type="float" office:value="6.2">
            <text:p>6.2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0.6">
            <text:p>0.6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18.5600050311778">
            <text:p>18.56</text:p>
          </table:table-cell>
          <table:table-cell table:formula="oooc:=[.W4]/[.K6]" office:value-type="float" office:value="43.103436591538">
            <text:p>43.1</text:p>
          </table:table-cell>
          <table:table-cell table:formula="oooc:=([.D6]/[.C6])/([.P6]/[.O6])" office:value-type="float" office:value="0.985195041577136">
            <text:p>0.99</text:p>
          </table:table-cell>
          <table:table-cell/>
          <table:table-cell table:formula="oooc:=[.G6]^[$globals.$C$16]*[$globals.$C$22]/[.P6]*[.I6]*[.U6]" office:value-type="float" office:value="157.760042765012">
            <text:p>157.76</text:p>
          </table:table-cell>
          <table:table-cell table:formula="oooc:=[.Q6]/[.F6]" office:value-type="float" office:value="6.20506742234306">
            <text:p>6.21</text:p>
          </table:table-cell>
          <table:table-cell table:formula="oooc:=[.G6]/[.H6]" office:value-type="float" office:value="10.5486146179832">
            <text:p>10.55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7.9">
            <text:p>7.9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0.6">
            <text:p>0.6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28.7061488964455">
            <text:p>28.71</text:p>
          </table:table-cell>
          <table:table-cell table:formula="oooc:=[.W4]/[.K7]" office:value-type="float" office:value="27.8685936900111">
            <text:p>27.87</text:p>
          </table:table-cell>
          <table:table-cell table:formula="oooc:=([.D7]/[.C7])/([.P7]/[.O7])" office:value-type="float" office:value="1.02255465827674">
            <text:p>1.02</text:p>
          </table:table-cell>
          <table:table-cell/>
          <table:table-cell table:formula="oooc:=[.G7]^[$globals.$C$16]*[$globals.$C$22]/[.P7]*[.I7]*[.U7]" office:value-type="float" office:value="244.002265619787">
            <text:p>244</text:p>
          </table:table-cell>
          <table:table-cell table:formula="oooc:=[.Q7]/[.F7]" office:value-type="float" office:value="7.85458379002791">
            <text:p>7.85</text:p>
          </table:table-cell>
          <table:table-cell table:formula="oooc:=[.G7]/[.H7]" office:value-type="float" office:value="13.3527924430475">
            <text:p>13.35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80">
            <text:p>380</text:p>
          </table:table-cell>
          <table:table-cell table:formula="oooc:=CEILING(([.P8]-[.S8]/2);[.S8])" office:value-type="float" office:value="9.9">
            <text:p>9.9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0.6">
            <text:p>0.6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4.3988556619807">
            <text:p>44.4</text:p>
          </table:table-cell>
          <table:table-cell table:formula="oooc:=[.W4]/[.K8]" office:value-type="float" office:value="18.0184824151909">
            <text:p>18.02</text:p>
          </table:table-cell>
          <table:table-cell table:formula="oooc:=([.D8]/[.C8])/([.P8]/[.O8])" office:value-type="float" office:value="0.988877399351144">
            <text:p>0.99</text:p>
          </table:table-cell>
          <table:table-cell/>
          <table:table-cell table:formula="oooc:=[.G8]^[$globals.$C$16]*[$globals.$C$22]/[.P8]*[.I8]*[.U8]" office:value-type="float" office:value="377.390273126836">
            <text:p>377.39</text:p>
          </table:table-cell>
          <table:table-cell table:formula="oooc:=[.Q8]/[.F8]" office:value-type="float" office:value="9.94259728627948">
            <text:p>9.94</text:p>
          </table:table-cell>
          <table:table-cell table:formula="oooc:=[.G8]/[.H8]" office:value-type="float" office:value="16.9024153866751">
            <text:p>16.9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80">
            <text:p>58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0.6">
            <text:p>0.6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68.6702487054084">
            <text:p>68.67</text:p>
          </table:table-cell>
          <table:table-cell table:formula="oooc:=[.W4]/[.K9]" office:value-type="float" office:value="11.6498777138839">
            <text:p>11.65</text:p>
          </table:table-cell>
          <table:table-cell table:formula="oooc:=([.D9]/[.C9])/([.P9]/[.O9])" office:value-type="float" office:value="1.03950452314857">
            <text:p>1.04</text:p>
          </table:table-cell>
          <table:table-cell/>
          <table:table-cell table:formula="oooc:=[.G9]^[$globals.$C$16]*[$globals.$C$22]/[.P9]*[.I9]*[.U9]" office:value-type="float" office:value="583.697113995971">
            <text:p>583.7</text:p>
          </table:table-cell>
          <table:table-cell table:formula="oooc:=[.Q9]/[.F9]" office:value-type="float" office:value="12.5856752489721">
            <text:p>12.59</text:p>
          </table:table-cell>
          <table:table-cell table:formula="oooc:=[.G9]/[.H9]" office:value-type="float" office:value="21.3956479232526">
            <text:p>21.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00">
            <text:p>90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0.6">
            <text:p>0.6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06.210013455384">
            <text:p>106.21</text:p>
          </table:table-cell>
          <table:table-cell table:formula="oooc:=[.W4]/[.K10]" office:value-type="float" office:value="7.53224648009348">
            <text:p>7.53</text:p>
          </table:table-cell>
          <table:table-cell table:formula="oooc:=([.D10]/[.C10])/([.P10]/[.O10])" office:value-type="float" office:value="1.00741559429271">
            <text:p>1.01</text:p>
          </table:table-cell>
          <table:table-cell/>
          <table:table-cell table:formula="oooc:=[.G10]^[$globals.$C$16]*[$globals.$C$22]/[.P10]*[.I10]*[.U10]" office:value-type="float" office:value="902.785114370768">
            <text:p>902.79</text:p>
          </table:table-cell>
          <table:table-cell table:formula="oooc:=[.Q10]/[.F10]" office:value-type="float" office:value="15.9313725490196">
            <text:p>15.93</text:p>
          </table:table-cell>
          <table:table-cell table:formula="oooc:=[.G10]/[.H10]" office:value-type="float" office:value="27.0833333333333">
            <text:p>27.08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6]*[$globals.$C$22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6]*[$globals.$C$22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6]*[$globals.$C$22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6]*[$globals.$C$22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6]*[$globals.$C$22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6]*[$globals.$C$22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88.0208333333333">
            <text:p>88.02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20000">
            <text:p>120,000</text:p>
          </table:table-cell>
          <table:table-cell table:formula="oooc:=CEILING(([.P21]-[.S21]/2);[.S21])" office:value-type="float" office:value="3.5">
            <text:p>3.5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">
            <text:p>0.6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1515.578769822">
            <text:p>11515.58</text:p>
          </table:table-cell>
          <table:table-cell table:formula="oooc:=[.W20]/[.K21]" office:value-type="float" office:value="62.523995918195">
            <text:p>62.52</text:p>
          </table:table-cell>
          <table:table-cell table:formula="oooc:=([.D21]/[.C21])/([.P21]/[.O21])" office:value-type="float" office:value="0.97342170497227">
            <text:p>0.97</text:p>
          </table:table-cell>
          <table:table-cell/>
          <table:table-cell table:formula="oooc:=[.G21]^[$globals.$C$16]*[$globals.$C$22]/[.P21]*[.I21]*[.U21]" office:value-type="float" office:value="117505.90581451">
            <text:p>117505.91</text:p>
          </table:table-cell>
          <table:table-cell table:formula="oooc:=[.Q21]/[.F21]" office:value-type="float" office:value="3.52083333333333">
            <text:p>3.52</text:p>
          </table:table-cell>
          <table:table-cell table:formula="oooc:=[.G21]/[.H21]" office:value-type="float" office:value="88.0208333333333">
            <text:p>88.02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80000">
            <text:p>180,000</text:p>
          </table:table-cell>
          <table:table-cell table:formula="oooc:=CEILING(([.P22]-[.S22]/2);[.S22])" office:value-type="float" office:value="4.5">
            <text:p>4.5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0.6">
            <text:p>0.6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7810.766658735">
            <text:p>17810.77</text:p>
          </table:table-cell>
          <table:table-cell table:formula="oooc:=[.W20]/[.K22]" office:value-type="float" office:value="40.4249864026425">
            <text:p>40.42</text:p>
          </table:table-cell>
          <table:table-cell table:formula="oooc:=([.D22]/[.C22])/([.P22]/[.O22])" office:value-type="float" office:value="1.01946989949159">
            <text:p>1.02</text:p>
          </table:table-cell>
          <table:table-cell/>
          <table:table-cell table:formula="oooc:=[.G22]^[$globals.$C$16]*[$globals.$C$22]/[.P22]*[.I22]*[.U22]" office:value-type="float" office:value="181742.516925867">
            <text:p>181742.52</text:p>
          </table:table-cell>
          <table:table-cell table:formula="oooc:=[.Q22]/[.F22]" office:value-type="float" office:value="4.4567896760979">
            <text:p>4.46</text:p>
          </table:table-cell>
          <table:table-cell table:formula="oooc:=[.G22]/[.H22]" office:value-type="float" office:value="111.419741902448">
            <text:p>111.42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280000">
            <text:p>280,000</text:p>
          </table:table-cell>
          <table:table-cell table:formula="oooc:=CEILING(([.P23]-[.S23]/2);[.S23])" office:value-type="float" office:value="5.6">
            <text:p>5.6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0.6">
            <text:p>0.6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7547.3265662713">
            <text:p>27547.33</text:p>
          </table:table-cell>
          <table:table-cell table:formula="oooc:=[.W20]/[.K23]" office:value-type="float" office:value="26.1368375718013">
            <text:p>26.14</text:p>
          </table:table-cell>
          <table:table-cell table:formula="oooc:=([.D23]/[.C23])/([.P23]/[.O23])" office:value-type="float" office:value="0.996516664822468">
            <text:p>1</text:p>
          </table:table-cell>
          <table:table-cell/>
          <table:table-cell table:formula="oooc:=[.G23]^[$globals.$C$16]*[$globals.$C$22]/[.P23]*[.I23]*[.U23]" office:value-type="float" office:value="281095.169043585">
            <text:p>281095.17</text:p>
          </table:table-cell>
          <table:table-cell table:formula="oooc:=[.Q23]/[.F23]" office:value-type="float" office:value="5.64155480718755">
            <text:p>5.64</text:p>
          </table:table-cell>
          <table:table-cell table:formula="oooc:=[.G23]/[.H23]" office:value-type="float" office:value="141.038870179689">
            <text:p>141.04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30000">
            <text:p>430,000</text:p>
          </table:table-cell>
          <table:table-cell table:formula="oooc:=CEILING(([.P24]-[.S24]/2);[.S24])" office:value-type="float" office:value="7.1">
            <text:p>7.1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0.6">
            <text:p>0.6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2606.5433054579">
            <text:p>42606.54</text:p>
          </table:table-cell>
          <table:table-cell table:formula="oooc:=[.W20]/[.K24]" office:value-type="float" office:value="16.898812814692">
            <text:p>16.9</text:p>
          </table:table-cell>
          <table:table-cell table:formula="oooc:=([.D24]/[.C24])/([.P24]/[.O24])" office:value-type="float" office:value="1.00522813329165">
            <text:p>1.01</text:p>
          </table:table-cell>
          <table:table-cell/>
          <table:table-cell table:formula="oooc:=[.G24]^[$globals.$C$16]*[$globals.$C$22]/[.P24]*[.I24]*[.U24]" office:value-type="float" office:value="434760.64597406">
            <text:p>434760.65</text:p>
          </table:table-cell>
          <table:table-cell table:formula="oooc:=[.Q24]/[.F24]" office:value-type="float" office:value="7.14127050087023">
            <text:p>7.14</text:p>
          </table:table-cell>
          <table:table-cell table:formula="oooc:=[.G24]/[.H24]" office:value-type="float" office:value="178.531762521756">
            <text:p>178.53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670000">
            <text:p>670,000</text:p>
          </table:table-cell>
          <table:table-cell table:formula="oooc:=CEILING(([.P25]-[.S25]/2);[.S25])" office:value-type="float" office:value="9">
            <text:p>9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0.6">
            <text:p>0.6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65898.1381758662">
            <text:p>65898.14</text:p>
          </table:table-cell>
          <table:table-cell table:formula="oooc:=[.W20]/[.K25]" office:value-type="float" office:value="10.9259535994552">
            <text:p>10.93</text:p>
          </table:table-cell>
          <table:table-cell table:formula="oooc:=([.D25]/[.C25])/([.P25]/[.O25])" office:value-type="float" office:value="0.999223454688093">
            <text:p>1</text:p>
          </table:table-cell>
          <table:table-cell/>
          <table:table-cell table:formula="oooc:=[.G25]^[$globals.$C$16]*[$globals.$C$22]/[.P25]*[.I25]*[.U25]" office:value-type="float" office:value="672429.98138639">
            <text:p>672429.98</text:p>
          </table:table-cell>
          <table:table-cell table:formula="oooc:=[.Q25]/[.F25]" office:value-type="float" office:value="9.03966124757423">
            <text:p>9.04</text:p>
          </table:table-cell>
          <table:table-cell table:formula="oooc:=[.G25]/[.H25]" office:value-type="float" office:value="225.991531189356">
            <text:p>225.9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000000">
            <text:p>1,0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0.6">
            <text:p>0.6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01922.481340777">
            <text:p>101922.48</text:p>
          </table:table-cell>
          <table:table-cell table:formula="oooc:=[.W20]/[.K26]" office:value-type="float" office:value="7.06419222264304">
            <text:p>7.06</text:p>
          </table:table-cell>
          <table:table-cell table:formula="oooc:=([.D26]/[.C26])/([.P26]/[.O26])" office:value-type="float" office:value="0.99978765381235">
            <text:p>1</text:p>
          </table:table-cell>
          <table:table-cell/>
          <table:table-cell table:formula="oooc:=[.G26]^[$globals.$C$16]*[$globals.$C$22]/[.P26]*[.I26]*[.U26]" office:value-type="float" office:value="1040025.31980385">
            <text:p>1040025.32</text:p>
          </table:table-cell>
          <table:table-cell table:formula="oooc:=[.Q26]/[.F26]" office:value-type="float" office:value="11.4427083333333">
            <text:p>11.44</text:p>
          </table:table-cell>
          <table:table-cell table:formula="oooc:=[.G26]/[.H26]" office:value-type="float" office:value="286.067708333333">
            <text:p>286.07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286.067708333333">
            <text:p>286.07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1900000">
            <text:p>1,900,000</text:p>
          </table:table-cell>
          <table:table-cell table:formula="oooc:=CEILING(([.P29]-[.S29]/2);[.S29])" office:value-type="float" office:value="6.4">
            <text:p>6.4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">
            <text:p>0.6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56728.684692721">
            <text:p>356728.68</text:p>
          </table:table-cell>
          <table:table-cell table:formula="oooc:=[.W28]/[.K29]" office:value-type="float" office:value="60.5502190512261">
            <text:p>60.55</text:p>
          </table:table-cell>
          <table:table-cell table:formula="oooc:=([.D29]/[.C29])/([.P29]/[.O29])" office:value-type="float" office:value="0.991942430117362">
            <text:p>0.99</text:p>
          </table:table-cell>
          <table:table-cell/>
          <table:table-cell table:formula="oooc:=[.G29]^[$globals.$C$16]*[$globals.$C$22]/[.P29]*[.I29]*[.U29]" office:value-type="float" office:value="1872045.57564693">
            <text:p>1872045.58</text:p>
          </table:table-cell>
          <table:table-cell table:formula="oooc:=[.Q29]/[.F29]" office:value-type="float" office:value="6.35706018518519">
            <text:p>6.36</text:p>
          </table:table-cell>
          <table:table-cell table:formula="oooc:=[.G29]/[.H29]" office:value-type="float" office:value="286.067708333333">
            <text:p>286.07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2900000">
            <text:p>2,900,000</text:p>
          </table:table-cell>
          <table:table-cell table:formula="oooc:=CEILING(([.P30]-[.S30]/2);[.S30])" office:value-type="float" office:value="8">
            <text:p>8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0.6">
            <text:p>0.6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51740.515221862">
            <text:p>551740.52</text:p>
          </table:table-cell>
          <table:table-cell table:formula="oooc:=[.W28]/[.K30]" office:value-type="float" office:value="39.1488379121739">
            <text:p>39.15</text:p>
          </table:table-cell>
          <table:table-cell table:formula="oooc:=([.D30]/[.C30])/([.P30]/[.O30])" office:value-type="float" office:value="0.992595392524139">
            <text:p>0.99</text:p>
          </table:table-cell>
          <table:table-cell/>
          <table:table-cell table:formula="oooc:=[.G30]^[$globals.$C$16]*[$globals.$C$22]/[.P30]*[.I30]*[.U30]" office:value-type="float" office:value="2895431.27521677">
            <text:p>2895431.28</text:p>
          </table:table-cell>
          <table:table-cell table:formula="oooc:=[.Q30]/[.F30]" office:value-type="float" office:value="8.04698135962121">
            <text:p>8.05</text:p>
          </table:table-cell>
          <table:table-cell table:formula="oooc:=[.G30]/[.H30]" office:value-type="float" office:value="362.114161182954">
            <text:p>362.11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500000">
            <text:p>4,500,000</text:p>
          </table:table-cell>
          <table:table-cell table:formula="oooc:=CEILING(([.P31]-[.S31]/2);[.S31])" office:value-type="float" office:value="10">
            <text:p>10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0.6">
            <text:p>0.6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853358.894868534">
            <text:p>853358.89</text:p>
          </table:table-cell>
          <table:table-cell table:formula="oooc:=[.W28]/[.K31]" office:value-type="float" office:value="25.3117417886968">
            <text:p>25.31</text:p>
          </table:table-cell>
          <table:table-cell table:formula="oooc:=([.D31]/[.C31])/([.P31]/[.O31])" office:value-type="float" office:value="0.976985061962853">
            <text:p>0.98</text:p>
          </table:table-cell>
          <table:table-cell/>
          <table:table-cell table:formula="oooc:=[.G31]^[$globals.$C$16]*[$globals.$C$22]/[.P31]*[.I31]*[.U31]" office:value-type="float" office:value="4478268.25295441">
            <text:p>4478268.25</text:p>
          </table:table-cell>
          <table:table-cell table:formula="oooc:=[.Q31]/[.F31]" office:value-type="float" office:value="10.1861406240886">
            <text:p>10.19</text:p>
          </table:table-cell>
          <table:table-cell table:formula="oooc:=[.G31]/[.H31]" office:value-type="float" office:value="458.376328083988">
            <text:p>458.38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1">
            <text:p>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6900000">
            <text:p>6,900,000</text:p>
          </table:table-cell>
          <table:table-cell table:formula="oooc:=CEILING(([.P32]-[.S32]/2);[.S32])" office:value-type="float" office:value="13">
            <text:p>13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0.6">
            <text:p>0.6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319862.11518003">
            <text:p>1319862.12</text:p>
          </table:table-cell>
          <table:table-cell table:formula="oooc:=[.W28]/[.K32]" office:value-type="float" office:value="16.3653458581571">
            <text:p>16.37</text:p>
          </table:table-cell>
          <table:table-cell table:formula="oooc:=([.D32]/[.C32])/([.P32]/[.O32])" office:value-type="float" office:value="1.01208006390057">
            <text:p>1.01</text:p>
          </table:table-cell>
          <table:table-cell/>
          <table:table-cell table:formula="oooc:=[.G32]^[$globals.$C$16]*[$globals.$C$22]/[.P32]*[.I32]*[.U32]" office:value-type="float" office:value="6926390.10881648">
            <text:p>6926390.11</text:p>
          </table:table-cell>
          <table:table-cell table:formula="oooc:=[.Q32]/[.F32]" office:value-type="float" office:value="12.8939606265713">
            <text:p>12.89</text:p>
          </table:table-cell>
          <table:table-cell table:formula="oooc:=[.G32]/[.H32]" office:value-type="float" office:value="580.228228195707">
            <text:p>580.23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1000000">
            <text:p>11,000,000</text:p>
          </table:table-cell>
          <table:table-cell table:formula="oooc:=CEILING(([.P33]-[.S33]/2);[.S33])" office:value-type="float" office:value="16">
            <text:p>16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0.6">
            <text:p>0.6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041387.29151686">
            <text:p>2041387.29</text:p>
          </table:table-cell>
          <table:table-cell table:formula="oooc:=[.W28]/[.K33]" office:value-type="float" office:value="10.581039712435">
            <text:p>10.58</text:p>
          </table:table-cell>
          <table:table-cell table:formula="oooc:=([.D33]/[.C33])/([.P33]/[.O33])" office:value-type="float" office:value="0.954702538743003">
            <text:p>0.95</text:p>
          </table:table-cell>
          <table:table-cell/>
          <table:table-cell table:formula="oooc:=[.G33]^[$globals.$C$16]*[$globals.$C$22]/[.P33]*[.I33]*[.U33]" office:value-type="float" office:value="10712819.6056278">
            <text:p>10712819.61</text:p>
          </table:table-cell>
          <table:table-cell table:formula="oooc:=[.Q33]/[.F33]" office:value-type="float" office:value="16.3216105858979">
            <text:p>16.32</text:p>
          </table:table-cell>
          <table:table-cell table:formula="oooc:=[.G33]/[.H33]" office:value-type="float" office:value="734.472476365406">
            <text:p>734.4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7000000">
            <text:p>17,000,000</text:p>
          </table:table-cell>
          <table:table-cell table:formula="oooc:=CEILING(([.P34]-[.S34]/2);[.S34])" office:value-type="float" office:value="21">
            <text:p>21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0.6">
            <text:p>0.6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157346.53342795">
            <text:p>3157346.53</text:p>
          </table:table-cell>
          <table:table-cell table:formula="oooc:=[.W28]/[.K34]" office:value-type="float" office:value="6.8411876147623">
            <text:p>6.84</text:p>
          </table:table-cell>
          <table:table-cell table:formula="oooc:=([.D34]/[.C34])/([.P34]/[.O34])" office:value-type="float" office:value="0.990675276231217">
            <text:p>0.99</text:p>
          </table:table-cell>
          <table:table-cell/>
          <table:table-cell table:formula="oooc:=[.G34]^[$globals.$C$16]*[$globals.$C$22]/[.P34]*[.I34]*[.U34]" office:value-type="float" office:value="16569165.4815461">
            <text:p>16569165.48</text:p>
          </table:table-cell>
          <table:table-cell table:formula="oooc:=[.Q34]/[.F34]" office:value-type="float" office:value="20.6604456018518">
            <text:p>20.66</text:p>
          </table:table-cell>
          <table:table-cell table:formula="oooc:=[.G34]/[.H34]" office:value-type="float" office:value="929.720052083333">
            <text:p>929.7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929.720052083333">
            <text:p>929.7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66000000">
            <text:p>66,000,000</text:p>
          </table:table-cell>
          <table:table-cell table:formula="oooc:=CEILING(([.P37]-[.S37]/2);[.S37])" office:value-type="float" office:value="5.2">
            <text:p>5.2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">
            <text:p>0.6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050712.8669978">
            <text:p>11050712.87</text:p>
          </table:table-cell>
          <table:table-cell table:formula="oooc:=[.W36]/[.K37]" office:value-type="float" office:value="58.6387509836769">
            <text:p>58.64</text:p>
          </table:table-cell>
          <table:table-cell table:formula="oooc:=([.D37]/[.C37])/([.P37]/[.O37])" office:value-type="float" office:value="1.01097482734591">
            <text:p>1.01</text:p>
          </table:table-cell>
          <table:table-cell/>
          <table:table-cell table:formula="oooc:=[.G37]^[$globals.$C$16]*[$globals.$C$22]/[.P37]*[.I37]*[.U37]" office:value-type="float" office:value="66276661.9261844">
            <text:p>66276661.93</text:p>
          </table:table-cell>
          <table:table-cell table:formula="oooc:=[.Q37]/[.F37]" office:value-type="float" office:value="5.16511140046296">
            <text:p>5.17</text:p>
          </table:table-cell>
          <table:table-cell table:formula="oooc:=[.G37]/[.H37]" office:value-type="float" office:value="929.720052083333">
            <text:p>929.7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00000000">
            <text:p>100,000,000</text:p>
          </table:table-cell>
          <table:table-cell table:formula="oooc:=CEILING(([.P38]-[.S38]/2);[.S38])" office:value-type="float" office:value="6.5">
            <text:p>6.5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0.6">
            <text:p>0.6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7091773.8674651">
            <text:p>17091773.87</text:p>
          </table:table-cell>
          <table:table-cell table:formula="oooc:=[.W36]/[.K38]" office:value-type="float" office:value="37.9129752724786">
            <text:p>37.91</text:p>
          </table:table-cell>
          <table:table-cell table:formula="oooc:=([.D38]/[.C38])/([.P38]/[.O38])" office:value-type="float" office:value="1.01909450995883">
            <text:p>1.02</text:p>
          </table:table-cell>
          <table:table-cell/>
          <table:table-cell table:formula="oooc:=[.G38]^[$globals.$C$16]*[$globals.$C$22]/[.P38]*[.I38]*[.U38]" office:value-type="float" office:value="102507931.566638">
            <text:p>102507931.57</text:p>
          </table:table-cell>
          <table:table-cell table:formula="oooc:=[.Q38]/[.F38]" office:value-type="float" office:value="6.53817235469223">
            <text:p>6.54</text:p>
          </table:table-cell>
          <table:table-cell table:formula="oooc:=[.G38]/[.H38]" office:value-type="float" office:value="1176.8710238446">
            <text:p>1176.87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60000000">
            <text:p>160,000,000</text:p>
          </table:table-cell>
          <table:table-cell table:formula="oooc:=CEILING(([.P39]-[.S39]/2);[.S39])" office:value-type="float" office:value="8.3">
            <text:p>8.3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0.6">
            <text:p>0.6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6435284.0809922">
            <text:p>26435284.08</text:p>
          </table:table-cell>
          <table:table-cell table:formula="oooc:=[.W36]/[.K39]" office:value-type="float" office:value="24.5126928848074">
            <text:p>24.51</text:p>
          </table:table-cell>
          <table:table-cell table:formula="oooc:=([.D39]/[.C39])/([.P39]/[.O39])" office:value-type="float" office:value="0.993755136446895">
            <text:p>0.99</text:p>
          </table:table-cell>
          <table:table-cell/>
          <table:table-cell table:formula="oooc:=[.G39]^[$globals.$C$16]*[$globals.$C$22]/[.P39]*[.I39]*[.U39]" office:value-type="float" office:value="158545643.801036">
            <text:p>158545643.8</text:p>
          </table:table-cell>
          <table:table-cell table:formula="oooc:=[.Q39]/[.F39]" office:value-type="float" office:value="8.27623925707201">
            <text:p>8.28</text:p>
          </table:table-cell>
          <table:table-cell table:formula="oooc:=[.G39]/[.H39]" office:value-type="float" office:value="1489.72306627296">
            <text:p>1489.7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50000000">
            <text:p>250,000,000</text:p>
          </table:table-cell>
          <table:table-cell table:formula="oooc:=CEILING(([.P40]-[.S40]/2);[.S40])" office:value-type="float" office:value="10">
            <text:p>10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0.6">
            <text:p>0.6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0886583.7953192">
            <text:p>40886583.8</text:p>
          </table:table-cell>
          <table:table-cell table:formula="oooc:=[.W36]/[.K40]" office:value-type="float" office:value="15.8487195517221">
            <text:p>15.85</text:p>
          </table:table-cell>
          <table:table-cell table:formula="oooc:=([.D40]/[.C40])/([.P40]/[.O40])" office:value-type="float" office:value="0.936270714588601">
            <text:p>0.94</text:p>
          </table:table-cell>
          <table:table-cell/>
          <table:table-cell table:formula="oooc:=[.G40]^[$globals.$C$16]*[$globals.$C$22]/[.P40]*[.I40]*[.U40]" office:value-type="float" office:value="245217328.88488">
            <text:p>245217328.88</text:p>
          </table:table-cell>
          <table:table-cell table:formula="oooc:=[.Q40]/[.F40]" office:value-type="float" office:value="10.4763430090891">
            <text:p>10.48</text:p>
          </table:table-cell>
          <table:table-cell table:formula="oooc:=[.G40]/[.H40]" office:value-type="float" office:value="1885.74174163605">
            <text:p>1885.74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380000000">
            <text:p>380,000,000</text:p>
          </table:table-cell>
          <table:table-cell table:formula="oooc:=CEILING(([.P41]-[.S41]/2);[.S41])" office:value-type="float" office:value="13">
            <text:p>13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0.6">
            <text:p>0.6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3237933.4123998">
            <text:p>63237933.41</text:p>
          </table:table-cell>
          <table:table-cell table:formula="oooc:=[.W36]/[.K41]" office:value-type="float" office:value="10.2470141738209">
            <text:p>10.25</text:p>
          </table:table-cell>
          <table:table-cell table:formula="oooc:=([.D41]/[.C41])/([.P41]/[.O41])" office:value-type="float" office:value="0.978411109073354">
            <text:p>0.98</text:p>
          </table:table-cell>
          <table:table-cell/>
          <table:table-cell table:formula="oooc:=[.G41]^[$globals.$C$16]*[$globals.$C$22]/[.P41]*[.I41]*[.U41]" office:value-type="float" office:value="379269571.48628">
            <text:p>379269571.49</text:p>
          </table:table-cell>
          <table:table-cell table:formula="oooc:=[.Q41]/[.F41]" office:value-type="float" office:value="13.2613086010421">
            <text:p>13.26</text:p>
          </table:table-cell>
          <table:table-cell table:formula="oooc:=[.G41]/[.H41]" office:value-type="float" office:value="2387.03554818757">
            <text:p>2387.04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590000000">
            <text:p>590,000,000</text:p>
          </table:table-cell>
          <table:table-cell table:formula="oooc:=CEILING(([.P42]-[.S42]/2);[.S42])" office:value-type="float" office:value="17">
            <text:p>17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0.6">
            <text:p>0.6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97808030.1912858">
            <text:p>97808030.19</text:p>
          </table:table-cell>
          <table:table-cell table:formula="oooc:=[.W36]/[.K42]" office:value-type="float" office:value="6.62522288540817">
            <text:p>6.63</text:p>
          </table:table-cell>
          <table:table-cell table:formula="oooc:=([.D42]/[.C42])/([.P42]/[.O42])" office:value-type="float" office:value="1.00688228627479">
            <text:p>1.01</text:p>
          </table:table-cell>
          <table:table-cell/>
          <table:table-cell table:formula="oooc:=[.G42]^[$globals.$C$16]*[$globals.$C$22]/[.P42]*[.I42]*[.U42]" office:value-type="float" office:value="586603762.913168">
            <text:p>586603762.91</text:p>
          </table:table-cell>
          <table:table-cell table:formula="oooc:=[.Q42]/[.F42]" office:value-type="float" office:value="16.7866120515046">
            <text:p>16.79</text:p>
          </table:table-cell>
          <table:table-cell table:formula="oooc:=[.G42]/[.H42]" office:value-type="float" office:value="3021.59016927083">
            <text:p>3021.59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3021.59016927083">
            <text:p>3021.59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100000000">
            <text:p>2,100,000,000</text:p>
          </table:table-cell>
          <table:table-cell table:formula="oooc:=CEILING(([.P45]-[.S45]/2);[.S45])" office:value-type="float" office:value="4.6">
            <text:p>4.6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">
            <text:p>0.6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42328105.6695">
            <text:p>342328105.67</text:p>
          </table:table-cell>
          <table:table-cell table:formula="oooc:=[.W44]/[.K45]" office:value-type="float" office:value="56.7876247320701">
            <text:p>56.79</text:p>
          </table:table-cell>
          <table:table-cell table:formula="oooc:=([.D45]/[.C45])/([.P45]/[.O45])" office:value-type="float" office:value="0.998164295043813">
            <text:p>1</text:p>
          </table:table-cell>
          <table:table-cell/>
          <table:table-cell table:formula="oooc:=[.G45]^[$globals.$C$16]*[$globals.$C$22]/[.P45]*[.I45]*[.U45]" office:value-type="float" office:value="2118291366.07533">
            <text:p>2118291366.08</text:p>
          </table:table-cell>
          <table:table-cell table:formula="oooc:=[.Q45]/[.F45]" office:value-type="float" office:value="4.64860026041667">
            <text:p>4.65</text:p>
          </table:table-cell>
          <table:table-cell table:formula="oooc:=[.G45]/[.H45]" office:value-type="float" office:value="3021.59016927083">
            <text:p>3021.59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300000000">
            <text:p>3,300,000,000</text:p>
          </table:table-cell>
          <table:table-cell table:formula="oooc:=CEILING(([.P46]-[.S46]/2);[.S46])" office:value-type="float" office:value="5.9">
            <text:p>5.9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0.6">
            <text:p>0.6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29467613.628292">
            <text:p>529467613.63</text:p>
          </table:table-cell>
          <table:table-cell table:formula="oooc:=[.W44]/[.K46]" office:value-type="float" office:value="36.7161267273426">
            <text:p>36.72</text:p>
          </table:table-cell>
          <table:table-cell table:formula="oooc:=([.D46]/[.C46])/([.P46]/[.O46])" office:value-type="float" office:value="0.995455239943746">
            <text:p>1</text:p>
          </table:table-cell>
          <table:table-cell/>
          <table:table-cell table:formula="oooc:=[.G46]^[$globals.$C$16]*[$globals.$C$22]/[.P46]*[.I46]*[.U46]" office:value-type="float" office:value="3276291534.32155">
            <text:p>3276291534.32</text:p>
          </table:table-cell>
          <table:table-cell table:formula="oooc:=[.Q46]/[.F46]" office:value-type="float" office:value="5.88435511922301">
            <text:p>5.88</text:p>
          </table:table-cell>
          <table:table-cell table:formula="oooc:=[.G46]/[.H46]" office:value-type="float" office:value="3824.83082749496">
            <text:p>3824.83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100000000">
            <text:p>5,100,000,000</text:p>
          </table:table-cell>
          <table:table-cell table:formula="oooc:=CEILING(([.P47]-[.S47]/2);[.S47])" office:value-type="float" office:value="7.4">
            <text:p>7.4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0.6">
            <text:p>0.6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18910131.065567">
            <text:p>818910131.07</text:p>
          </table:table-cell>
          <table:table-cell table:formula="oooc:=[.W44]/[.K47]" office:value-type="float" office:value="23.7388686041833">
            <text:p>23.74</text:p>
          </table:table-cell>
          <table:table-cell table:formula="oooc:=([.D47]/[.C47])/([.P47]/[.O47])" office:value-type="float" office:value="0.987109610552338">
            <text:p>0.99</text:p>
          </table:table-cell>
          <table:table-cell/>
          <table:table-cell table:formula="oooc:=[.G47]^[$globals.$C$16]*[$globals.$C$22]/[.P47]*[.I47]*[.U47]" office:value-type="float" office:value="5067332280.05111">
            <text:p>5067332280.05</text:p>
          </table:table-cell>
          <table:table-cell table:formula="oooc:=[.Q47]/[.F47]" office:value-type="float" office:value="7.44861533136481">
            <text:p>7.45</text:p>
          </table:table-cell>
          <table:table-cell table:formula="oooc:=[.G47]/[.H47]" office:value-type="float" office:value="4841.59996538713">
            <text:p>4841.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800000000">
            <text:p>7,800,000,000</text:p>
          </table:table-cell>
          <table:table-cell table:formula="oooc:=CEILING(([.P48]-[.S48]/2);[.S48])" office:value-type="float" office:value="9.4">
            <text:p>9.4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0.6">
            <text:p>0.6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266581346.05495">
            <text:p>1266581346.05</text:p>
          </table:table-cell>
          <table:table-cell table:formula="oooc:=[.W44]/[.K48]" office:value-type="float" office:value="15.348402264529">
            <text:p>15.35</text:p>
          </table:table-cell>
          <table:table-cell table:formula="oooc:=([.D48]/[.C48])/([.P48]/[.O48])" office:value-type="float" office:value="1.00174517406847">
            <text:p>1</text:p>
          </table:table-cell>
          <table:table-cell/>
          <table:table-cell table:formula="oooc:=[.G48]^[$globals.$C$16]*[$globals.$C$22]/[.P48]*[.I48]*[.U48]" office:value-type="float" office:value="7837476051.0332">
            <text:p>7837476051.03</text:p>
          </table:table-cell>
          <table:table-cell table:formula="oooc:=[.Q48]/[.F48]" office:value-type="float" office:value="9.42870870818023">
            <text:p>9.43</text:p>
          </table:table-cell>
          <table:table-cell table:formula="oooc:=[.G48]/[.H48]" office:value-type="float" office:value="6128.66066031715">
            <text:p>6128.6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2000000000">
            <text:p>12,000,000,000</text:p>
          </table:table-cell>
          <table:table-cell table:formula="oooc:=CEILING(([.P49]-[.S49]/2);[.S49])" office:value-type="float" office:value="12">
            <text:p>12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0.6">
            <text:p>0.6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1958979679.59799">
            <text:p>1958979679.6</text:p>
          </table:table-cell>
          <table:table-cell table:formula="oooc:=[.W44]/[.K49]" office:value-type="float" office:value="9.92353325685815">
            <text:p>9.92</text:p>
          </table:table-cell>
          <table:table-cell table:formula="oooc:=([.D49]/[.C49])/([.P49]/[.O49])" office:value-type="float" office:value="1.01565024903909">
            <text:p>1.02</text:p>
          </table:table-cell>
          <table:table-cell/>
          <table:table-cell table:formula="oooc:=[.G49]^[$globals.$C$16]*[$globals.$C$22]/[.P49]*[.I49]*[.U49]" office:value-type="float" office:value="12121966244.9093">
            <text:p>12121966244.91</text:p>
          </table:table-cell>
          <table:table-cell table:formula="oooc:=[.Q49]/[.F49]" office:value-type="float" office:value="11.9351777409379">
            <text:p>11.94</text:p>
          </table:table-cell>
          <table:table-cell table:formula="oooc:=[.G49]/[.H49]" office:value-type="float" office:value="7757.86553160961">
            <text:p>7757.87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9000000000">
            <text:p>19,000,000,000</text:p>
          </table:table-cell>
          <table:table-cell table:formula="oooc:=CEILING(([.P50]-[.S50]/2);[.S50])" office:value-type="float" office:value="15">
            <text:p>15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0.6">
            <text:p>0.6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029889392.44282">
            <text:p>3029889392.44</text:p>
          </table:table-cell>
          <table:table-cell table:formula="oooc:=[.W44]/[.K50]" office:value-type="float" office:value="6.41607579751506">
            <text:p>6.42</text:p>
          </table:table-cell>
          <table:table-cell table:formula="oooc:=([.D50]/[.C50])/([.P50]/[.O50])" office:value-type="float" office:value="0.979720078926703">
            <text:p>0.98</text:p>
          </table:table-cell>
          <table:table-cell/>
          <table:table-cell table:formula="oooc:=[.G50]^[$globals.$C$16]*[$globals.$C$22]/[.P50]*[.I50]*[.U50]" office:value-type="float" office:value="18748646207.7738">
            <text:p>18748646207.77</text:p>
          </table:table-cell>
          <table:table-cell table:formula="oooc:=[.Q50]/[.F50]" office:value-type="float" office:value="15.1079508463542">
            <text:p>15.11</text:p>
          </table:table-cell>
          <table:table-cell table:formula="oooc:=[.G50]/[.H50]" office:value-type="float" office:value="9820.16805013021">
            <text:p>9820.1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9820.16805013021">
            <text:p>9820.17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69000000000">
            <text:p>69,000,000,000</text:p>
          </table:table-cell>
          <table:table-cell table:formula="oooc:=CEILING(([.P53]-[.S53]/2);[.S53])" office:value-type="float" office:value="4.1">
            <text:p>4.1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">
            <text:p>0.6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0604612873.5499">
            <text:p>10604612873.55</text:p>
          </table:table-cell>
          <table:table-cell table:formula="oooc:=[.W52]/[.K53]" office:value-type="float" office:value="54.994935407272">
            <text:p>54.99</text:p>
          </table:table-cell>
          <table:table-cell table:formula="oooc:=([.D53]/[.C53])/([.P53]/[.O53])" office:value-type="float" office:value="1.00529815806472">
            <text:p>1.01</text:p>
          </table:table-cell>
          <table:table-cell/>
          <table:table-cell table:formula="oooc:=[.G53]^[$globals.$C$16]*[$globals.$C$22]/[.P53]*[.I53]*[.U53]" office:value-type="float" office:value="69225770613.3185">
            <text:p>69225770613.32</text:p>
          </table:table-cell>
          <table:table-cell table:formula="oooc:=[.Q53]/[.F53]" office:value-type="float" office:value="4.09173668755425">
            <text:p>4.09</text:p>
          </table:table-cell>
          <table:table-cell table:formula="oooc:=[.G53]/[.H53]" office:value-type="float" office:value="9820.16805013021">
            <text:p>9820.1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10000000000">
            <text:p>110,000,000,000</text:p>
          </table:table-cell>
          <table:table-cell table:formula="oooc:=CEILING(([.P54]-[.S54]/2);[.S54])" office:value-type="float" office:value="5.2">
            <text:p>5.2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0.6">
            <text:p>0.6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6401805690.5649">
            <text:p>16401805690.56</text:p>
          </table:table-cell>
          <table:table-cell table:formula="oooc:=[.W52]/[.K54]" office:value-type="float" office:value="35.5570606677461">
            <text:p>35.56</text:p>
          </table:table-cell>
          <table:table-cell table:formula="oooc:=([.D54]/[.C54])/([.P54]/[.O54])" office:value-type="float" office:value="0.977216858664641">
            <text:p>0.98</text:p>
          </table:table-cell>
          <table:table-cell/>
          <table:table-cell table:formula="oooc:=[.G54]^[$globals.$C$16]*[$globals.$C$22]/[.P54]*[.I54]*[.U54]" office:value-type="float" office:value="107069220905.863">
            <text:p>107069220905.86</text:p>
          </table:table-cell>
          <table:table-cell table:formula="oooc:=[.Q54]/[.F54]" office:value-type="float" office:value="5.17945841223275">
            <text:p>5.18</text:p>
          </table:table-cell>
          <table:table-cell table:formula="oooc:=[.G54]/[.H54]" office:value-type="float" office:value="12430.7001893586">
            <text:p>12430.7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70000000000">
            <text:p>170,000,000,000</text:p>
          </table:table-cell>
          <table:table-cell table:formula="oooc:=CEILING(([.P55]-[.S55]/2);[.S55])" office:value-type="float" office:value="6.6">
            <text:p>6.6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0.6">
            <text:p>0.6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5368133011.4405">
            <text:p>25368133011.44</text:p>
          </table:table-cell>
          <table:table-cell table:formula="oooc:=[.W52]/[.K55]" office:value-type="float" office:value="22.989472648105">
            <text:p>22.99</text:p>
          </table:table-cell>
          <table:table-cell table:formula="oooc:=([.D55]/[.C55])/([.P55]/[.O55])" office:value-type="float" office:value="0.980608103313121">
            <text:p>0.98</text:p>
          </table:table-cell>
          <table:table-cell/>
          <table:table-cell table:formula="oooc:=[.G55]^[$globals.$C$16]*[$globals.$C$22]/[.P55]*[.I55]*[.U55]" office:value-type="float" office:value="165600439891.425">
            <text:p>165600439891.43</text:p>
          </table:table-cell>
          <table:table-cell table:formula="oooc:=[.Q55]/[.F55]" office:value-type="float" office:value="6.55633328646173">
            <text:p>6.56</text:p>
          </table:table-cell>
          <table:table-cell table:formula="oooc:=[.G55]/[.H55]" office:value-type="float" office:value="15735.1998875082">
            <text:p>15735.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60000000000">
            <text:p>260,000,000,000</text:p>
          </table:table-cell>
          <table:table-cell table:formula="oooc:=CEILING(([.P56]-[.S56]/2);[.S56])" office:value-type="float" office:value="8.3">
            <text:p>8.3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0.6">
            <text:p>0.6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39236056360.327">
            <text:p>39236056360.33</text:p>
          </table:table-cell>
          <table:table-cell table:formula="oooc:=[.W52]/[.K56]" office:value-type="float" office:value="14.8638791484074">
            <text:p>14.86</text:p>
          </table:table-cell>
          <table:table-cell table:formula="oooc:=([.D56]/[.C56])/([.P56]/[.O56])" office:value-type="float" office:value="0.985202214482919">
            <text:p>0.99</text:p>
          </table:table-cell>
          <table:table-cell/>
          <table:table-cell table:formula="oooc:=[.G56]^[$globals.$C$16]*[$globals.$C$22]/[.P56]*[.I56]*[.U56]" office:value-type="float" office:value="256128749795.843">
            <text:p>256128749795.84</text:p>
          </table:table-cell>
          <table:table-cell table:formula="oooc:=[.Q56]/[.F56]" office:value-type="float" office:value="8.29922797751281">
            <text:p>8.3</text:p>
          </table:table-cell>
          <table:table-cell table:formula="oooc:=[.G56]/[.H56]" office:value-type="float" office:value="19918.1471460307">
            <text:p>19918.15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00000000000">
            <text:p>400,000,000,000</text:p>
          </table:table-cell>
          <table:table-cell table:formula="oooc:=CEILING(([.P57]-[.S57]/2);[.S57])" office:value-type="float" office:value="11">
            <text:p>11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0.6">
            <text:p>0.6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0685116954.2705">
            <text:p>60685116954.27</text:p>
          </table:table-cell>
          <table:table-cell table:formula="oooc:=[.W52]/[.K57]" office:value-type="float" office:value="9.61026408566491">
            <text:p>9.61</text:p>
          </table:table-cell>
          <table:table-cell table:formula="oooc:=([.D57]/[.C57])/([.P57]/[.O57])" office:value-type="float" office:value="1.03698744931202">
            <text:p>1.04</text:p>
          </table:table-cell>
          <table:table-cell/>
          <table:table-cell table:formula="oooc:=[.G57]^[$globals.$C$16]*[$globals.$C$22]/[.P57]*[.I57]*[.U57]" office:value-type="float" office:value="396145907070.011">
            <text:p>396145907070.01</text:p>
          </table:table-cell>
          <table:table-cell table:formula="oooc:=[.Q57]/[.F57]" office:value-type="float" office:value="10.505442907388">
            <text:p>10.51</text:p>
          </table:table-cell>
          <table:table-cell table:formula="oooc:=[.G57]/[.H57]" office:value-type="float" office:value="25213.0629777312">
            <text:p>25213.0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10000000000">
            <text:p>610,000,000,000</text:p>
          </table:table-cell>
          <table:table-cell table:formula="oooc:=CEILING(([.P58]-[.S58]/2);[.S58])" office:value-type="float" office:value="13">
            <text:p>13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0.6">
            <text:p>0.6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93859672999.0729">
            <text:p>93859672999.07</text:p>
          </table:table-cell>
          <table:table-cell table:formula="oooc:=[.W52]/[.K58]" office:value-type="float" office:value="6.21353112966589">
            <text:p>6.21</text:p>
          </table:table-cell>
          <table:table-cell table:formula="oooc:=([.D58]/[.C58])/([.P58]/[.O58])" office:value-type="float" office:value="0.981916357688416">
            <text:p>0.98</text:p>
          </table:table-cell>
          <table:table-cell/>
          <table:table-cell table:formula="oooc:=[.G58]^[$globals.$C$16]*[$globals.$C$22]/[.P58]*[.I58]*[.U58]" office:value-type="float" office:value="612705835691.659">
            <text:p>612705835691.66</text:p>
          </table:table-cell>
          <table:table-cell table:formula="oooc:=[.Q58]/[.F58]" office:value-type="float" office:value="13.2981442345513">
            <text:p>13.3</text:p>
          </table:table-cell>
          <table:table-cell table:formula="oooc:=[.G58]/[.H58]" office:value-type="float" office:value="31915.5461629232">
            <text:p>31915.5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ne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6]*[$globals.$C$22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6]*[$globals.$C$22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6]*[$globals.$C$22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6]*[$globals.$C$22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8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6]*[$globals.$C$22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weapon_emp" table:style-name="ta1" table:print="false">
        <office:forms form:automatic-focus="false" form:apply-design-mode="false"/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20">
            <text:p>220</text:p>
          </table:table-cell>
          <table:table-cell table:formula="oooc:=CEILING(([.P5]-[.S5]/2);[.S5])" office:value-type="float" office:value="2.2">
            <text:p>2.2</text:p>
          </table:table-cell>
          <table:table-cell/>
          <table:table-cell table:formula="oooc:=[.F4]" office:value-type="float" office:value="4.5">
            <text:p>4.5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5">
            <text:p>0.5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1.0125">
            <text:p>1.01</text:p>
          </table:table-cell>
          <table:table-cell/>
          <table:table-cell table:formula="oooc:=[.G5]^[$globals.$C$16]*[$globals.$C$22]/[.P5]*[.I5]*[.U5]" office:value-type="float" office:value="225">
            <text:p>225</text:p>
          </table:table-cell>
          <table:table-cell table:formula="oooc:=[.Q5]/[.F5]" office:value-type="float" office:value="2.22222222222222">
            <text:p>2.22</text:p>
          </table:table-cell>
          <table:table-cell table:formula="oooc:=[.G5]/[.H5]" office:value-type="float" office:value="10">
            <text:p>10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560">
            <text:p>560</text:p>
          </table:table-cell>
          <table:table-cell table:formula="oooc:=CEILING(([.P6]-[.S6]/2);[.S6])" office:value-type="float" office:value="3.6">
            <text:p>3.6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">
            <text:p>0.5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99.2285736651135">
            <text:p>99.23</text:p>
          </table:table-cell>
          <table:table-cell table:formula="oooc:=[.W4]/[.K6]" office:value-type="float" office:value="8.06219388681248">
            <text:p>8.06</text:p>
          </table:table-cell>
          <table:table-cell table:formula="oooc:=([.D6]/[.C6])/([.P6]/[.O6])" office:value-type="float" office:value="0.98810143344272">
            <text:p>0.99</text:p>
          </table:table-cell>
          <table:table-cell/>
          <table:table-cell table:formula="oooc:=[.G6]^[$globals.$C$16]*[$globals.$C$22]/[.P6]*[.I6]*[.U6]" office:value-type="float" office:value="558.160726866263">
            <text:p>558.16</text:p>
          </table:table-cell>
          <table:table-cell table:formula="oooc:=[.Q6]/[.F6]" office:value-type="float" office:value="3.63138436990348">
            <text:p>3.63</text:p>
          </table:table-cell>
          <table:table-cell table:formula="oooc:=[.G6]/[.H6]" office:value-type="float" office:value="16.3412296645657">
            <text:p>16.3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400">
            <text:p>1,400</text:p>
          </table:table-cell>
          <table:table-cell table:formula="oooc:=CEILING(([.P7]-[.S7]/2);[.S7])" office:value-type="float" office:value="5.9">
            <text:p>5.9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">
            <text:p>0.5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246.157745790321">
            <text:p>246.16</text:p>
          </table:table-cell>
          <table:table-cell table:formula="oooc:=[.W4]/[.K7]" office:value-type="float" office:value="3.24994851342783">
            <text:p>3.25</text:p>
          </table:table-cell>
          <table:table-cell table:formula="oooc:=([.D7]/[.C7])/([.P7]/[.O7])" office:value-type="float" office:value="0.983338527333403">
            <text:p>0.98</text:p>
          </table:table-cell>
          <table:table-cell/>
          <table:table-cell table:formula="oooc:=[.G7]^[$globals.$C$16]*[$globals.$C$22]/[.P7]*[.I7]*[.U7]" office:value-type="float" office:value="1384.63732007056">
            <text:p>1384.64</text:p>
          </table:table-cell>
          <table:table-cell table:formula="oooc:=[.Q7]/[.F7]" office:value-type="float" office:value="5.93412859889069">
            <text:p>5.93</text:p>
          </table:table-cell>
          <table:table-cell table:formula="oooc:=[.G7]/[.H7]" office:value-type="float" office:value="26.7035786950081">
            <text:p>26.7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400">
            <text:p>3,400</text:p>
          </table:table-cell>
          <table:table-cell table:formula="oooc:=CEILING(([.P8]-[.S8]/2);[.S8])" office:value-type="float" office:value="9.7">
            <text:p>9.7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">
            <text:p>0.5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610.647050284829">
            <text:p>610.65</text:p>
          </table:table-cell>
          <table:table-cell table:formula="oooc:=[.W4]/[.K8]" office:value-type="float" office:value="1.31008575187066">
            <text:p>1.31</text:p>
          </table:table-cell>
          <table:table-cell table:formula="oooc:=([.D8]/[.C8])/([.P8]/[.O8])" office:value-type="float" office:value="1.01056422602892">
            <text:p>1.01</text:p>
          </table:table-cell>
          <table:table-cell/>
          <table:table-cell table:formula="oooc:=[.G8]^[$globals.$C$16]*[$globals.$C$22]/[.P8]*[.I8]*[.U8]" office:value-type="float" office:value="3434.88965785217">
            <text:p>3434.89</text:p>
          </table:table-cell>
          <table:table-cell table:formula="oooc:=[.Q8]/[.F8]" office:value-type="float" office:value="9.69709582935401">
            <text:p>9.7</text:p>
          </table:table-cell>
          <table:table-cell table:formula="oooc:=[.G8]/[.H8]" office:value-type="float" office:value="43.6369312320931">
            <text:p>43.64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8500">
            <text:p>8,50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">
            <text:p>0.5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1514.84089531431">
            <text:p>1514.84</text:p>
          </table:table-cell>
          <table:table-cell table:formula="oooc:=[.W4]/[.K9]" office:value-type="float" office:value="0.528108266996588">
            <text:p>0.53</text:p>
          </table:table-cell>
          <table:table-cell table:formula="oooc:=([.D9]/[.C9])/([.P9]/[.O9])" office:value-type="float" office:value="1.01219499039927">
            <text:p>1.01</text:p>
          </table:table-cell>
          <table:table-cell/>
          <table:table-cell table:formula="oooc:=[.G9]^[$globals.$C$16]*[$globals.$C$22]/[.P9]*[.I9]*[.U9]" office:value-type="float" office:value="8520.980036143">
            <text:p>8520.98</text:p>
          </table:table-cell>
          <table:table-cell table:formula="oooc:=[.Q9]/[.F9]" office:value-type="float" office:value="15.8462470026776">
            <text:p>15.85</text:p>
          </table:table-cell>
          <table:table-cell table:formula="oooc:=[.G9]/[.H9]" office:value-type="float" office:value="71.3081115120492">
            <text:p>71.31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1000">
            <text:p>21,000</text:p>
          </table:table-cell>
          <table:table-cell table:formula="oooc:=CEILING(([.P10]-[.S10]/2);[.S10])" office:value-type="float" office:value="26">
            <text:p>26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">
            <text:p>0.5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3757.88753429057">
            <text:p>3757.89</text:p>
          </table:table-cell>
          <table:table-cell table:formula="oooc:=[.W4]/[.K10]" office:value-type="float" office:value="0.212885562087751">
            <text:p>0.21</text:p>
          </table:table-cell>
          <table:table-cell table:formula="oooc:=([.D10]/[.C10])/([.P10]/[.O10])" office:value-type="float" office:value="1.01066960186141">
            <text:p>1.01</text:p>
          </table:table-cell>
          <table:table-cell/>
          <table:table-cell table:formula="oooc:=[.G10]^[$globals.$C$16]*[$globals.$C$22]/[.P10]*[.I10]*[.U10]" office:value-type="float" office:value="21138.1173803844">
            <text:p>21138.12</text:p>
          </table:table-cell>
          <table:table-cell table:formula="oooc:=[.Q10]/[.F10]" office:value-type="float" office:value="25.894716159219">
            <text:p>25.89</text:p>
          </table:table-cell>
          <table:table-cell table:formula="oooc:=[.G10]/[.H10]" office:value-type="float" office:value="116.526222716485">
            <text:p>116.53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9">04/19/2007</text:date>, <text:time>13:4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date>2007-04-19T13:41:35</dc:date>
    <dc:language>en-US</dc:language>
    <meta:editing-cycles>66</meta:editing-cycles>
    <meta:editing-duration>P1DT5H56M52S</meta:editing-duration>
    <meta:user-defined meta:name="Info 1"/>
    <meta:user-defined meta:name="Info 2"/>
    <meta:user-defined meta:name="Info 3"/>
    <meta:user-defined meta:name="Info 4"/>
    <meta:document-statistic meta:table-count="8" meta:cell-count="318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